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8.1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textarea-vertical-align="bottom"/>
      <style:paragraph-properties style:writing-mode="lr-tb"/>
    </style:style>
    <style:style style:name="gr1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1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6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1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0" style:family="graphic" style:parent-style-name="objectwithoutfill">
      <style:graphic-properties draw:marker-end="Arrowheads_20_5" draw:marker-end-width="0.3cm" draw:fill="none" draw:textarea-vertical-align="middle"/>
    </style:style>
    <style:style style:name="gr21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2" style:family="graphic" style:parent-style-name="standard">
      <style:graphic-properties draw:textarea-vertical-align="middle" draw:shadow="hidden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4" style:family="graphic" style:parent-style-name="standard">
      <style:graphic-properties draw:textarea-vertical-align="middle" draw:shadow="hidden"/>
    </style:style>
    <style:style style:name="gr25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7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28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29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0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1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2" style:family="graphic" style:parent-style-name="standard">
      <style:graphic-properties draw:textarea-vertical-align="bottom" draw:shadow="hidden"/>
      <style:paragraph-properties style:writing-mode="lr-tb"/>
    </style:style>
    <style:style style:name="gr33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4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5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3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1" style:family="graphic" style:parent-style-name="objectwithoutfill">
      <style:graphic-properties draw:marker-end="Arrowheads_20_11" draw:marker-end-width="0.3cm" draw:fill="none" draw:textarea-vertical-align="middle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2b2b2" draw:opacity="82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style:paragraph-properties fo:margin-top="0cm" fo:margin-bottom="0cm" fo:text-align="end"/>
    </style:style>
    <style:style style:name="P7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8" style:family="paragraph">
      <loext:graphic-properties draw:fill-color="#77bc65"/>
      <style:paragraph-properties fo:text-align="center" style:writing-mode="lr-tb"/>
    </style:style>
    <style:style style:name="P9" style:family="paragraph">
      <loext:graphic-properties draw:fill-color="#bf819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b66c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6d6d"/>
      <style:paragraph-properties fo:text-align="center"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72cm" svg:height="3.175cm" svg:x="125.142cm" svg:y="41.957cm">
          <text:p text:style-name="P1">dict / struc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89cm" svg:height="3.492cm" svg:x="112.442cm" svg:y="13.065cm">
          <text:p text:style-name="P1">CodeLin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032cm" svg:height="2.54cm" svg:x="78.152cm" svg:y="20.685cm">
          <text:p text:style-name="P1">statem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032cm" svg:height="2.54cm" svg:x="120.698cm" svg:y="20.685cm">
          <text:p text:style-name="P1">declaration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159cm" svg:x1="81.168cm" svg:y1="20.685cm" svg:x2="116.887cm" svg:y2="16.557cm" draw:start-shape="id1" draw:start-glue-point="0" draw:end-shape="id2" draw:end-glue-point="2" svg:d="M81168 20685v-1905h35719v-2223" svg:viewBox="0 0 35720 4129">
          <text:p/>
        </draw:connector>
        <draw:connector draw:style-name="gr4" draw:text-style-name="P1" draw:layer="layout" draw:line-skew="0.159cm" svg:x1="123.714cm" svg:y1="20.685cm" svg:x2="116.887cm" svg:y2="16.557cm" draw:start-shape="id3" draw:start-glue-point="0" draw:end-shape="id2" draw:end-glue-point="2" svg:d="M123714 20685v-1905h-6827v-2223" svg:viewBox="0 0 6828 4129">
          <text:p/>
        </draw:connector>
        <draw:custom-shape draw:style-name="gr5" draw:text-style-name="P1" xml:id="id6" draw:id="id6" draw:layer="layout" svg:width="4.762cm" svg:height="2.54cm" svg:x="149.907cm" svg:y="27.67cm">
          <text:p text:style-name="P1">Class declar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445cm" svg:height="2.54cm" svg:x="169.692cm" svg:y="27.67cm">
          <text:p text:style-name="P1">Func declar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.445cm" svg:height="2.54cm" svg:x="120.379cm" svg:y="27.67cm">
          <text:p text:style-name="P1">Var declaratio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23.714cm" svg:y1="23.225cm" svg:x2="122.601cm" svg:y2="27.67cm" draw:start-shape="id3" draw:start-glue-point="2" draw:end-shape="id4" draw:end-glue-point="0" svg:d="M123714 23225v2223h-1113v2222" svg:viewBox="0 0 1114 4446">
          <text:p/>
        </draw:connector>
        <draw:connector draw:style-name="gr7" draw:text-style-name="P3" draw:layer="layout" svg:x1="171.914cm" svg:y1="27.67cm" svg:x2="123.714cm" svg:y2="23.225cm" draw:start-shape="id5" draw:start-glue-point="0" draw:end-shape="id3" draw:end-glue-point="2" svg:d="M171914 27670v-2222h-48200v-2223" svg:viewBox="0 0 48201 4446">
          <text:p/>
        </draw:connector>
        <draw:connector draw:style-name="gr7" draw:text-style-name="P3" draw:layer="layout" svg:x1="152.288cm" svg:y1="27.67cm" svg:x2="123.714cm" svg:y2="23.225cm" draw:start-shape="id6" draw:start-glue-point="0" draw:end-shape="id3" draw:end-glue-point="2" svg:d="M152288 27670v-2222h-28574v-2223" svg:viewBox="0 0 28575 4446">
          <text:p/>
        </draw:connector>
        <draw:rect draw:style-name="gr8" draw:text-style-name="P1" xml:id="id7" draw:id="id7" draw:layer="layout" svg:width="2.857cm" svg:height="1.27cm" svg:x="108.95cm" svg:y="33.385cm">
          <text:p text:style-name="P3">LocalVar</text:p>
        </draw:rect>
        <draw:rect draw:style-name="gr8" draw:text-style-name="P1" xml:id="id8" draw:id="id8" draw:layer="layout" svg:width="2.858cm" svg:height="1.27cm" svg:x="139.859cm" svg:y="33.379cm">
          <text:p text:style-name="P3">ClassVar</text:p>
        </draw:rect>
        <draw:rect draw:style-name="gr8" draw:text-style-name="P1" xml:id="id9" draw:id="id9" draw:layer="layout" svg:width="3.827cm" svg:height="1.27cm" svg:x="120.68cm" svg:y="33.385cm">
          <text:p text:style-name="P3">GlobalVar</text:p>
        </draw:rect>
        <draw:connector draw:style-name="gr9" draw:text-style-name="P5" draw:layer="layout" svg:x1="110.378cm" svg:y1="33.385cm" svg:x2="122.601cm" svg:y2="30.21cm" draw:start-shape="id7" draw:start-glue-point="0" draw:end-shape="id4" draw:end-glue-point="2" svg:d="M110378 33385v-1587h12223v-1588" svg:viewBox="0 0 12224 3176">
          <text:p text:style-name="P4"><text:span text:style-name="T1">in func/loop/if...</text:span></text:p>
        </draw:connector>
        <draw:connector draw:style-name="gr9" draw:text-style-name="P7" draw:layer="layout" draw:line-skew="-0.001cm" svg:x1="122.601cm" svg:y1="30.21cm" svg:x2="141.288cm" svg:y2="33.379cm" draw:start-shape="id4" draw:start-glue-point="2" draw:end-shape="id8" draw:end-glue-point="0" svg:d="M122601 30210v1584h18687v1585" svg:viewBox="0 0 18688 3170">
          <text:p text:style-name="P6"><text:span text:style-name="T1">in class</text:span></text:p>
        </draw:connector>
        <draw:connector draw:style-name="gr7" draw:text-style-name="P3" draw:layer="layout" svg:x1="122.601cm" svg:y1="30.21cm" svg:x2="122.593cm" svg:y2="33.385cm" draw:start-shape="id4" draw:start-glue-point="2" draw:end-shape="id9" draw:end-glue-point="0" svg:d="M122601 30210v1588h-8v1587" svg:viewBox="0 0 9 3176">
          <text:p/>
        </draw:connector>
        <draw:custom-shape draw:style-name="gr10" draw:text-style-name="P8" xml:id="id10" draw:id="id10" draw:layer="layout" svg:width="5.933cm" svg:height="2.857cm" svg:x="118.892cm" svg:y="36.559cm">
          <text:p text:style-name="P1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21.858cm" svg:y1="36.559cm" svg:x2="122.593cm" svg:y2="34.655cm" draw:start-shape="id10" draw:start-glue-point="4" draw:end-shape="id9" draw:end-glue-point="2" svg:d="M121858 36559v-952h735v-952" svg:viewBox="0 0 736 1905">
          <text:p/>
        </draw:connector>
        <draw:custom-shape draw:style-name="gr11" draw:text-style-name="P9" xml:id="id12" draw:id="id12" draw:layer="layout" svg:width="6.033cm" svg:height="2.857cm" svg:x="125.677cm" svg:y="36.56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1" draw:id="id11" draw:layer="layout" svg:width="6.033cm" svg:height="2.857cm" svg:x="138.272cm" svg:y="36.537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41.288cm" svg:y1="34.649cm" svg:x2="141.289cm" svg:y2="36.537cm" draw:start-shape="id8" draw:start-glue-point="2" draw:end-shape="id11" draw:end-glue-point="4" svg:d="M141288 34649v944h1v944" svg:viewBox="0 0 2 1889">
          <text:p/>
        </draw:connector>
        <draw:connector draw:style-name="gr7" draw:text-style-name="P3" draw:layer="layout" svg:x1="128.694cm" svg:y1="36.56cm" svg:x2="122.593cm" svg:y2="34.655cm" draw:start-shape="id12" draw:start-glue-point="4" draw:end-shape="id9" draw:end-glue-point="2" svg:d="M128694 36560v-953h-6101v-952" svg:viewBox="0 0 6102 1906">
          <text:p/>
        </draw:connector>
        <draw:custom-shape draw:style-name="gr12" draw:text-style-name="P1" xml:id="id13" draw:id="id13" draw:layer="layout" svg:width="3.175cm" svg:height="1.588cm" svg:x="126.312cm" svg:y="43.227cm">
          <text:p text:style-name="P1">How to acces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4" draw:id="id14" draw:layer="layout" svg:width="2.858cm" svg:height="1.588cm" svg:x="130.122cm" svg:y="43.227cm">
          <text:p text:style-name="P1">Nam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27.899cm" svg:y1="43.227cm" svg:x2="128.694cm" svg:y2="39.417cm" draw:start-shape="id13" draw:start-glue-point="0" draw:end-shape="id12" draw:end-glue-point="8" svg:d="M127899 43227v-1905h795v-1905" svg:viewBox="0 0 796 3811">
          <text:p/>
        </draw:connector>
        <draw:connector draw:style-name="gr7" draw:text-style-name="P3" draw:layer="layout" svg:x1="131.551cm" svg:y1="43.227cm" svg:x2="128.694cm" svg:y2="39.417cm" draw:start-shape="id14" draw:start-glue-point="0" draw:end-shape="id12" draw:end-glue-point="8" svg:d="M131551 43227v-1905h-2857v-1905" svg:viewBox="0 0 2858 3811">
          <text:p/>
        </draw:connector>
        <draw:rect draw:style-name="gr8" draw:text-style-name="P1" xml:id="id15" draw:id="id15" draw:layer="layout" svg:width="4.68cm" svg:height="1.588cm" svg:x="119.527cm" svg:y="40.369cm">
          <text:p text:style-name="P3">Access name</text:p>
        </draw:rect>
        <draw:connector draw:style-name="gr7" draw:text-style-name="P3" draw:layer="layout" svg:x1="121.867cm" svg:y1="40.369cm" svg:x2="121.858cm" svg:y2="39.416cm" draw:start-shape="id15" draw:start-glue-point="0" draw:end-shape="id10" draw:end-glue-point="8" svg:d="M121867 40369v-476h-9v-477" svg:viewBox="0 0 10 954">
          <text:p/>
        </draw:connector>
        <draw:connector draw:style-name="gr7" draw:text-style-name="P3" draw:layer="layout" svg:x1="124.207cm" svg:y1="41.163cm" svg:x2="126.312cm" svg:y2="44.021cm" draw:start-shape="id15" draw:start-glue-point="1" draw:end-shape="id13" draw:end-glue-point="3" svg:d="M124207 41163h1052v2858h1053" svg:viewBox="0 0 2106 2859">
          <text:p/>
        </draw:connector>
        <draw:custom-shape draw:style-name="gr14" draw:text-style-name="P1" xml:id="id22" draw:id="id22" draw:layer="layout" svg:width="5.08cm" svg:height="4.127cm" svg:x="143.14cm" svg:y="40.423cm">
          <text:p text:style-name="P1">Add to class</text:p>
          <text:p text:style-name="P1">environment </text:p>
          <text:p text:style-name="P1">OR</text:p>
          <text:p text:style-name="P1">Class.varnam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6" draw:id="id16" draw:layer="layout" svg:width="3.175cm" svg:height="1.588cm" svg:x="136.802cm" svg:y="40.864cm">
          <text:p text:style-name="P1">How to acces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1.289cm" svg:y1="39.394cm" svg:x2="138.389cm" svg:y2="40.864cm" draw:end-shape="id16" draw:end-glue-point="0" svg:d="M141289 39394v485h-2900v985" svg:viewBox="0 0 2901 1471">
          <text:p/>
        </draw:connector>
        <draw:custom-shape draw:style-name="gr15" draw:text-style-name="P1" xml:id="id17" draw:id="id17" draw:layer="layout" svg:width="6.132cm" svg:height="1.905cm" svg:x="135.32cm" svg:y="43.862cm">
          <text:p text:style-name="P1">offset from class addres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38.389cm" svg:y1="42.452cm" svg:x2="138.386cm" svg:y2="43.862cm" draw:start-shape="id16" draw:start-glue-point="2" draw:end-shape="id17" draw:end-glue-point="0" svg:d="M138389 42452v705h-3v705" svg:viewBox="0 0 4 1411">
          <text:p/>
        </draw:connector>
        <draw:custom-shape draw:style-name="gr11" draw:text-style-name="P9" xml:id="id21" draw:id="id21" draw:layer="layout" svg:width="6.033cm" svg:height="2.857cm" svg:x="138.272cm" svg:y="36.537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8.255cm" svg:height="3.175cm" svg:x="107.045cm" svg:y="43.227cm">
          <text:p text:style-name="P1">dict / struct</text:p>
          <draw:enhanced-geometry svg:viewBox="0 0 21600 21600" draw:type="rectangle" draw:enhanced-path="M 0 0 L 21600 0 21600 21600 0 21600 0 0 Z N"/>
        </draw:custom-shape>
        <draw:custom-shape draw:style-name="gr17" draw:text-style-name="P8" xml:id="id25" draw:id="id25" draw:layer="layout" svg:width="5.715cm" svg:height="2.857cm" svg:x="100.377cm" svg:y="46.355cm">
          <text:p text:style-name="P1">allocate</text:p>
          <text:p text:style-name="P1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9" draw:id="id19" draw:layer="layout" svg:width="6.033cm" svg:height="2.857cm" svg:x="107.363cm" svg:y="37.83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8" draw:id="id18" draw:layer="layout" svg:width="3.175cm" svg:height="1.588cm" svg:x="107.998cm" svg:y="44.497cm">
          <text:p text:style-name="P1">How to access</text:p>
          <draw:enhanced-geometry svg:viewBox="0 0 21600 21600" draw:type="rectangle" draw:enhanced-path="M 0 0 L 21600 0 21600 21600 0 21600 0 0 Z N"/>
        </draw:custom-shape>
        <draw:custom-shape draw:style-name="gr13" draw:text-style-name="P1" xml:id="id20" draw:id="id20" draw:layer="layout" svg:width="2.858cm" svg:height="1.588cm" svg:x="111.808cm" svg:y="44.497cm">
          <text:p text:style-name="P1">Nam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9.585cm" svg:y1="44.497cm" svg:x2="110.38cm" svg:y2="40.687cm" draw:start-shape="id18" draw:start-glue-point="0" draw:end-shape="id19" draw:end-glue-point="8" svg:d="M109585 44497v-1905h795v-1905" svg:viewBox="0 0 796 3811">
          <text:p/>
        </draw:connector>
        <draw:connector draw:style-name="gr7" draw:text-style-name="P3" draw:layer="layout" svg:x1="113.237cm" svg:y1="44.497cm" svg:x2="110.38cm" svg:y2="40.687cm" draw:start-shape="id20" draw:start-glue-point="0" draw:end-shape="id19" draw:end-glue-point="8" svg:d="M113237 44497v-1905h-2857v-1905" svg:viewBox="0 0 2858 3811">
          <text:p/>
        </draw:connector>
        <draw:custom-shape draw:style-name="gr18" draw:text-style-name="P8" draw:layer="layout" svg:width="6.033cm" svg:height="2.857cm" svg:x="137.207cm" svg:y="9.137cm">
          <text:p text:style-name="P1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6.033cm" svg:height="2.857cm" svg:x="137.207cm" svg:y="12.429cm">
          <text:p text:style-name="P1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6" draw:id="id26" draw:layer="layout" svg:width="5.532cm" svg:height="2.269cm" svg:x="100.46cm" svg:y="50.483cm">
          <text:p text:style-name="P1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10.378cm" svg:y1="34.655cm" svg:x2="110.38cm" svg:y2="37.83cm" draw:start-shape="id7" draw:start-glue-point="2" draw:end-shape="id19" draw:end-glue-point="4" svg:d="M110378 34655v1587h2v1588" svg:viewBox="0 0 3 3176">
          <text:p/>
        </draw:connector>
        <draw:custom-shape draw:style-name="gr11" draw:text-style-name="P9" xml:id="id23" draw:id="id23" draw:layer="layout" svg:width="6.033cm" svg:height="2.857cm" svg:x="149.272cm" svg:y="31.48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41.289cm" svg:y1="39.394cm" svg:x2="145.68cm" svg:y2="40.423cm" draw:start-shape="id21" draw:start-glue-point="8" draw:end-shape="id22" draw:end-glue-point="0" svg:d="M141289 39394v514h4391v515" svg:viewBox="0 0 4392 1030">
          <text:p/>
        </draw:connector>
        <draw:connector draw:style-name="gr20" draw:text-style-name="P10" draw:layer="layout" svg:x1="148.22cm" svg:y1="42.486cm" svg:x2="149.272cm" svg:y2="32.908cm" draw:start-shape="id22" draw:start-glue-point="1" draw:end-shape="id23" draw:end-glue-point="6" svg:d="M148220 42486h526v-9578h526" svg:viewBox="0 0 1053 9579">
          <text:p/>
        </draw:connector>
        <draw:connector draw:style-name="gr7" draw:text-style-name="P3" draw:layer="layout" svg:x1="152.288cm" svg:y1="30.21cm" svg:x2="152.289cm" svg:y2="31.48cm" draw:start-shape="id6" draw:start-glue-point="2" draw:end-shape="id23" draw:end-glue-point="4" svg:d="M152288 30210v635h1v635" svg:viewBox="0 0 2 1271">
          <text:p/>
        </draw:connector>
        <draw:custom-shape draw:style-name="gr21" draw:text-style-name="P11" xml:id="id24" draw:id="id24" draw:layer="layout" svg:width="6.35cm" svg:height="2.857cm" svg:x="155.94cm" svg:y="31.48cm">
          <text:p text:style-name="P1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6.35cm" svg:height="2.857cm" svg:x="137.207cm" svg:y="15.605cm">
          <text:p text:style-name="P1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52.288cm" svg:y1="30.21cm" svg:x2="159.115cm" svg:y2="31.48cm" draw:start-shape="id6" draw:start-glue-point="2" draw:end-shape="id24" draw:end-glue-point="4" svg:d="M152288 30210v635h6827v635" svg:viewBox="0 0 6828 1271">
          <text:p/>
        </draw:connector>
        <draw:connector draw:style-name="gr7" draw:text-style-name="P3" draw:layer="layout" svg:x1="103.234cm" svg:y1="49.212cm" svg:x2="103.226cm" svg:y2="50.483cm" draw:start-shape="id25" draw:start-glue-point="8" draw:end-shape="id26" draw:end-glue-point="4" svg:d="M103234 49212v635h-8v636" svg:viewBox="0 0 9 1272">
          <text:p/>
        </draw:connector>
        <draw:custom-shape draw:style-name="gr21" draw:text-style-name="P11" xml:id="id27" draw:id="id27" draw:layer="layout" svg:width="6.35cm" svg:height="2.857cm" svg:x="100.06cm" svg:y="41.875cm">
          <text:p text:style-name="P1">get temporary</text:p>
          <text:p text:style-name="P1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line-skew="-2.023cm" svg:x1="103.235cm" svg:y1="41.875cm" svg:x2="110.378cm" svg:y2="34.655cm" draw:start-shape="id27" draw:start-glue-point="4" draw:end-shape="id7" draw:end-glue-point="2" svg:d="M103235 41875v-5633h7143v-1587" svg:viewBox="0 0 7144 7221">
          <text:p/>
        </draw:connector>
        <draw:connector draw:style-name="gr7" draw:text-style-name="P3" draw:layer="layout" svg:x1="103.235cm" svg:y1="44.732cm" svg:x2="103.234cm" svg:y2="46.355cm" draw:start-shape="id27" draw:start-glue-point="8" draw:end-shape="id25" draw:end-glue-point="4" svg:d="M103235 44732v811h-1v812" svg:viewBox="0 0 2 1624">
          <text:p/>
        </draw:connector>
        <draw:connector draw:style-name="gr7" draw:text-style-name="P3" draw:layer="layout" svg:x1="103.235cm" svg:y1="44.732cm" svg:x2="107.998cm" svg:y2="45.291cm" draw:start-shape="id27" draw:start-glue-point="8" draw:end-shape="id18" draw:end-glue-point="3" svg:d="M103235 44732v559h4763" svg:viewBox="0 0 4764 560">
          <text:p/>
        </draw:connector>
        <draw:rect draw:style-name="gr22" draw:text-style-name="P1" xml:id="id36" draw:id="id36" draw:layer="layout" svg:width="4.128cm" svg:height="2.223cm" svg:x="189.377cm" svg:y="36.559cm">
          <text:p text:style-name="P3">GlobalFunc</text:p>
        </draw:rect>
        <draw:rect draw:style-name="gr22" draw:text-style-name="P1" xml:id="id30" draw:id="id30" draw:layer="layout" svg:width="4.128cm" svg:height="2.223cm" svg:x="165.681cm" svg:y="36.559cm">
          <text:p text:style-name="P3">ClassFunc</text:p>
        </draw:rect>
        <draw:rect draw:style-name="gr22" draw:text-style-name="P1" xml:id="id44" draw:id="id44" draw:layer="layout" svg:width="4.128cm" svg:height="2.223cm" svg:x="195.727cm" svg:y="36.559cm">
          <text:p text:style-name="P3">LocalFunc??</text:p>
        </draw:rect>
        <draw:custom-shape draw:style-name="gr23" draw:text-style-name="P1" xml:id="id29" draw:id="id29" draw:layer="layout" svg:width="5.615cm" svg:height="4.127cm" svg:x="161.972cm" svg:y="44.18cm">
          <text:p text:style-name="P1">Add to class</text:p>
          <text:p text:style-name="P1">environment </text:p>
          <text:p text:style-name="P1">OR</text:p>
          <text:p text:style-name="P1">Class.funcName</text:p>
          <draw:enhanced-geometry svg:viewBox="0 0 21600 21600" draw:type="rectangle" draw:enhanced-path="M 0 0 L 21600 0 21600 21600 0 21600 0 0 Z N"/>
        </draw:custom-shape>
        <draw:custom-shape draw:style-name="gr11" draw:text-style-name="P9" xml:id="id28" draw:id="id28" draw:layer="layout" svg:width="6.033cm" svg:height="2.857cm" svg:x="164.729cm" svg:y="39.735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67.746cm" svg:y1="42.592cm" svg:x2="164.779cm" svg:y2="44.18cm" draw:start-shape="id28" draw:start-glue-point="8" draw:end-shape="id29" draw:end-glue-point="0" svg:d="M167746 42592v794h-2967v794" svg:viewBox="0 0 2968 1589">
          <text:p/>
        </draw:connector>
        <draw:connector draw:style-name="gr24" draw:text-style-name="P3" draw:layer="layout" svg:x1="167.745cm" svg:y1="38.782cm" svg:x2="167.746cm" svg:y2="39.735cm" draw:start-shape="id30" draw:start-glue-point="2" draw:end-shape="id28" draw:end-glue-point="4" svg:d="M167745 38782v476h1v477" svg:viewBox="0 0 2 954">
          <text:p/>
        </draw:connector>
        <draw:custom-shape draw:style-name="gr25" draw:text-style-name="P1" xml:id="id31" draw:id="id31" draw:layer="layout" svg:width="4.445cm" svg:height="1.588cm" svg:x="169.44cm" svg:y="44.179cm">
          <text:p text:style-name="P1">How to call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67.746cm" svg:y1="42.592cm" svg:x2="171.662cm" svg:y2="44.179cm" draw:start-shape="id28" draw:start-glue-point="8" draw:end-shape="id31" draw:end-glue-point="0" svg:d="M167746 42592v794h3916v793" svg:viewBox="0 0 3917 1588">
          <text:p/>
        </draw:connector>
        <draw:custom-shape draw:style-name="gr26" draw:text-style-name="P11" xml:id="id32" draw:id="id32" draw:layer="layout" svg:width="5.832cm" svg:height="2.857cm" svg:x="168.74cm" svg:y="46.402cm">
          <text:p text:style-name="P1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71.662cm" svg:y1="45.767cm" svg:x2="171.656cm" svg:y2="46.402cm" draw:start-shape="id31" draw:start-glue-point="2" draw:end-shape="id32" draw:end-glue-point="4" svg:d="M171662 45767v317h-6v318" svg:viewBox="0 0 7 636">
          <text:p/>
        </draw:connector>
        <draw:custom-shape draw:style-name="gr10" draw:text-style-name="P8" xml:id="id33" draw:id="id33" draw:layer="layout" svg:width="5.933cm" svg:height="2.857cm" svg:x="176.894cm" svg:y="40.052cm">
          <text:p text:style-name="P1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67.745cm" svg:y1="38.782cm" svg:x2="179.86cm" svg:y2="40.052cm" draw:start-shape="id30" draw:start-glue-point="2" draw:end-shape="id33" draw:end-glue-point="4" svg:d="M167745 38782v635h12115v635" svg:viewBox="0 0 12116 1271">
          <text:p/>
        </draw:connector>
        <draw:connector draw:style-name="gr27" draw:text-style-name="P10" draw:layer="layout" svg:x1="174.572cm" svg:y1="47.83cm" svg:x2="176.894cm" svg:y2="41.48cm" draw:start-shape="id32" draw:start-glue-point="10" draw:end-shape="id33" draw:end-glue-point="6" svg:d="M174572 47830h1161v-6350h1161" svg:viewBox="0 0 2323 6351">
          <text:p/>
        </draw:connector>
        <draw:custom-shape draw:style-name="gr28" draw:text-style-name="P1" xml:id="id34" draw:id="id34" draw:layer="layout" svg:width="4.845cm" svg:height="1.588cm" svg:x="177.429cm" svg:y="44.814cm">
          <text:p text:style-name="P1">Function body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79.86cm" svg:y1="42.909cm" svg:x2="179.851cm" svg:y2="44.814cm" draw:start-shape="id33" draw:start-glue-point="8" draw:end-shape="id34" draw:end-glue-point="0" svg:d="M179860 42909v953h-9v952" svg:viewBox="0 0 10 1906">
          <text:p/>
        </draw:connector>
        <draw:custom-shape draw:style-name="gr29" draw:text-style-name="P13" xml:id="id35" draw:id="id35" draw:layer="layout" svg:width="6.35cm" svg:height="3.175cm" svg:x="176.677cm" svg:y="47.354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" draw:layer="layout" svg:x1="179.851cm" svg:y1="46.402cm" svg:x2="179.852cm" svg:y2="47.354cm" draw:start-shape="id34" draw:start-glue-point="2" draw:end-shape="id35" draw:end-glue-point="4" svg:d="M179851 46402v476h1v476" svg:viewBox="0 0 2 953">
          <text:p/>
        </draw:connector>
        <draw:custom-shape draw:style-name="gr30" draw:text-style-name="P13" draw:layer="layout" svg:width="6.985cm" svg:height="3.175cm" svg:x="136.89cm" svg:y="19.097cm">
          <text:p text:style-name="P1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0" draw:layer="layout" svg:x1="161.972cm" svg:y1="46.243cm" svg:x2="152.289cm" svg:y2="34.337cm" draw:start-shape="id29" draw:start-glue-point="3" draw:end-shape="id23" draw:end-glue-point="8" svg:d="M161972 46243h-9683v-11906" svg:viewBox="0 0 9684 11907">
          <text:p/>
        </draw:connector>
        <draw:custom-shape draw:style-name="gr11" draw:text-style-name="P9" xml:id="id37" draw:id="id37" draw:layer="layout" svg:width="6.033cm" svg:height="2.857cm" svg:x="188.424cm" svg:y="42.275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91.441cm" svg:y1="38.782cm" svg:x2="191.441cm" svg:y2="42.275cm" draw:start-shape="id36" draw:start-glue-point="2" draw:end-shape="id37" draw:end-glue-point="4" svg:d="M191441 38782v3493" svg:viewBox="0 0 1 3494">
          <text:p/>
        </draw:connector>
        <draw:custom-shape draw:style-name="gr25" draw:text-style-name="P1" xml:id="id38" draw:id="id38" draw:layer="layout" svg:width="4.445cm" svg:height="1.588cm" svg:x="189.208cm" svg:y="46.719cm">
          <text:p text:style-name="P1">How to call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91.441cm" svg:y1="45.132cm" svg:x2="191.43cm" svg:y2="46.719cm" draw:start-shape="id37" draw:start-glue-point="8" draw:end-shape="id38" draw:end-glue-point="0" svg:d="M191441 45132v794h-11v793" svg:viewBox="0 0 12 1588">
          <text:p/>
        </draw:connector>
        <draw:custom-shape draw:style-name="gr26" draw:text-style-name="P11" xml:id="id39" draw:id="id39" draw:layer="layout" svg:width="5.832cm" svg:height="2.857cm" svg:x="188.508cm" svg:y="48.942cm">
          <text:p text:style-name="P1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91.43cm" svg:y1="48.307cm" svg:x2="191.424cm" svg:y2="48.942cm" draw:start-shape="id38" draw:start-glue-point="2" draw:end-shape="id39" draw:end-glue-point="4" svg:d="M191430 48307v317h-6v318" svg:viewBox="0 0 7 636">
          <text:p/>
        </draw:connector>
        <draw:custom-shape draw:style-name="gr10" draw:text-style-name="P8" xml:id="id40" draw:id="id40" draw:layer="layout" svg:width="5.933cm" svg:height="2.857cm" svg:x="196.144cm" svg:y="42.275cm">
          <text:p text:style-name="P1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91.441cm" svg:y1="38.782cm" svg:x2="199.11cm" svg:y2="42.275cm" draw:start-shape="id36" draw:start-glue-point="2" draw:end-shape="id40" draw:end-glue-point="4" svg:d="M191441 38782v1746h7669v1747" svg:viewBox="0 0 7670 3494">
          <text:p/>
        </draw:connector>
        <draw:connector draw:style-name="gr27" draw:text-style-name="P10" draw:layer="layout" svg:x1="194.34cm" svg:y1="50.37cm" svg:x2="196.144cm" svg:y2="43.703cm" draw:start-shape="id39" draw:start-glue-point="10" draw:end-shape="id40" draw:end-glue-point="6" svg:d="M194340 50370h902v-6667h902" svg:viewBox="0 0 1805 6668">
          <text:p/>
        </draw:connector>
        <draw:custom-shape draw:style-name="gr28" draw:text-style-name="P1" xml:id="id41" draw:id="id41" draw:layer="layout" svg:width="4.845cm" svg:height="1.588cm" svg:x="196.679cm" svg:y="47.037cm">
          <text:p text:style-name="P1">Function body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99.11cm" svg:y1="45.132cm" svg:x2="199.101cm" svg:y2="47.037cm" draw:start-shape="id40" draw:start-glue-point="8" draw:end-shape="id41" draw:end-glue-point="0" svg:d="M199110 45132v953h-9v952" svg:viewBox="0 0 10 1906">
          <text:p/>
        </draw:connector>
        <draw:custom-shape draw:style-name="gr29" draw:text-style-name="P13" xml:id="id42" draw:id="id42" draw:layer="layout" svg:width="6.35cm" svg:height="3.175cm" svg:x="195.927cm" svg:y="49.577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" draw:layer="layout" svg:x1="199.101cm" svg:y1="48.625cm" svg:x2="199.102cm" svg:y2="49.577cm" draw:start-shape="id41" draw:start-glue-point="2" draw:end-shape="id42" draw:end-glue-point="4" svg:d="M199101 48625v476h1v476" svg:viewBox="0 0 2 953">
          <text:p/>
        </draw:connector>
        <draw:custom-shape draw:style-name="gr21" draw:text-style-name="P11" xml:id="id43" draw:id="id43" draw:layer="layout" svg:width="6.35cm" svg:height="2.857cm" svg:x="168.74cm" svg:y="31.163cm">
          <text:p text:style-name="P1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71.914cm" svg:y1="30.21cm" svg:x2="171.915cm" svg:y2="31.163cm" draw:start-shape="id5" draw:start-glue-point="2" draw:end-shape="id43" draw:end-glue-point="4" svg:d="M171914 30210v476h1v477" svg:viewBox="0 0 2 954">
          <text:p/>
        </draw:connector>
        <draw:connector draw:style-name="gr32" draw:text-style-name="P14" draw:layer="layout" svg:x1="171.915cm" svg:y1="34.02cm" svg:x2="167.745cm" svg:y2="36.559cm" draw:start-shape="id43" draw:start-glue-point="8" draw:end-shape="id30" draw:end-glue-point="0" svg:d="M171915 34020v1270h-4170v1269" svg:viewBox="0 0 4171 2540">
          <text:p text:style-name="P4">in class</text:p>
        </draw:connector>
        <draw:connector draw:style-name="gr24" draw:text-style-name="P3" draw:layer="layout" svg:x1="171.915cm" svg:y1="34.02cm" svg:x2="191.441cm" svg:y2="36.559cm" draw:start-shape="id43" draw:start-glue-point="8" draw:end-shape="id36" draw:end-glue-point="0" svg:d="M171915 34020v1270h19526v1269" svg:viewBox="0 0 19527 2540">
          <text:p/>
        </draw:connector>
        <draw:connector draw:style-name="gr24" draw:text-style-name="P3" draw:layer="layout" svg:x1="171.915cm" svg:y1="34.02cm" svg:x2="197.791cm" svg:y2="36.559cm" draw:start-shape="id43" draw:start-glue-point="8" draw:end-shape="id44" draw:end-glue-point="0" svg:d="M171915 34020v1270h25876v1269" svg:viewBox="0 0 25877 2540">
          <text:p/>
        </draw:connector>
        <draw:custom-shape draw:style-name="gr29" draw:text-style-name="P13" xml:id="id45" draw:id="id45" draw:layer="layout" svg:width="6.35cm" svg:height="3.175cm" svg:x="155.94cm" svg:y="34.972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3" draw:layer="layout" svg:x1="159.115cm" svg:y1="34.337cm" svg:x2="159.115cm" svg:y2="34.972cm" draw:start-shape="id24" draw:start-glue-point="8" draw:end-shape="id45" draw:end-glue-point="4" svg:d="M159115 34337v635" svg:viewBox="0 0 1 636">
          <text:p/>
        </draw:connector>
        <draw:custom-shape draw:style-name="gr3" draw:text-style-name="P1" xml:id="id46" draw:id="id46" draw:layer="layout" svg:width="6.032cm" svg:height="2.54cm" svg:x="87.125cm" svg:y="25.141cm">
          <text:p text:style-name="P1">empty statemen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1.168cm" svg:y1="23.225cm" svg:x2="90.141cm" svg:y2="25.141cm" draw:start-shape="id1" draw:start-glue-point="2" draw:end-shape="id46" draw:end-glue-point="0" svg:d="M81168 23225v958h8973v958" svg:viewBox="0 0 8974 1917">
          <text:p/>
        </draw:connector>
        <draw:custom-shape draw:style-name="gr3" draw:text-style-name="P1" xml:id="id47" draw:id="id47" draw:layer="layout" svg:width="6.032cm" svg:height="2.54cm" svg:x="79.416cm" svg:y="25.177cm">
          <text:p text:style-name="P1">body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1.168cm" svg:y1="23.225cm" svg:x2="82.432cm" svg:y2="25.177cm" draw:start-shape="id1" draw:start-glue-point="2" draw:end-shape="id47" draw:end-glue-point="0" svg:d="M81168 23225v976h1264v976" svg:viewBox="0 0 1265 1953">
          <text:p/>
        </draw:connector>
        <draw:custom-shape draw:style-name="gr3" draw:text-style-name="P1" xml:id="id48" draw:id="id48" draw:layer="layout" svg:width="6.032cm" svg:height="2.54cm" svg:x="65.135cm" svg:y="25.13cm">
          <text:p text:style-name="P1">assignmen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68.151cm" svg:y1="25.13cm" svg:x2="81.168cm" svg:y2="23.225cm" draw:start-shape="id48" draw:start-glue-point="0" draw:end-shape="id1" draw:end-glue-point="2" svg:d="M68151 25130v-952h13017v-953" svg:viewBox="0 0 13018 1906">
          <text:p/>
        </draw:connector>
        <draw:custom-shape draw:style-name="gr33" draw:text-style-name="P13" xml:id="id49" draw:id="id49" draw:layer="layout" svg:width="7.503cm" svg:height="3.175cm" svg:x="68.227cm" svg:y="29.24cm">
          <text:p text:style-name="P1">evaluate</text:p>
          <text:p text:style-name="P1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68.151cm" svg:y1="27.67cm" svg:x2="71.979cm" svg:y2="29.24cm" draw:start-shape="id48" draw:start-glue-point="2" draw:end-shape="id49" draw:end-glue-point="4" svg:d="M68151 27670v785h3828v785" svg:viewBox="0 0 3829 1571">
          <text:p/>
        </draw:connector>
        <draw:custom-shape draw:style-name="gr34" draw:text-style-name="P9" xml:id="id50" draw:id="id50" draw:layer="layout" svg:width="6.033cm" svg:height="3.174cm" svg:x="61.007cm" svg:y="29.258cm">
          <text:p text:style-name="P1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64.024cm" svg:y1="29.258cm" svg:x2="68.151cm" svg:y2="27.67cm" draw:start-shape="id50" draw:start-glue-point="4" draw:end-shape="id48" draw:end-glue-point="2" svg:d="M64024 29258v-794h4127v-794" svg:viewBox="0 0 4128 1589">
          <text:p/>
        </draw:connector>
        <draw:custom-shape draw:style-name="gr10" draw:text-style-name="P8" xml:id="id51" draw:id="id51" draw:layer="layout" svg:width="5.933cm" svg:height="2.857cm" svg:x="64.917cm" svg:y="34.655cm">
          <text:p text:style-name="P1">Write assign</text:p>
          <text:p text:style-name="P1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71.979cm" svg:y1="32.415cm" svg:x2="67.883cm" svg:y2="34.655cm" draw:start-shape="id49" draw:start-glue-point="6" draw:end-shape="id51" draw:end-glue-point="4" svg:d="M71979 32415v1120h-4096v1120" svg:viewBox="0 0 4097 2241">
          <text:p text:style-name="P3">where result</text:p>
          <text:p text:style-name="P3">is stored</text:p>
        </draw:connector>
        <draw:connector draw:style-name="gr7" draw:text-style-name="P3" draw:layer="layout" svg:x1="64.024cm" svg:y1="32.432cm" svg:x2="67.883cm" svg:y2="34.655cm" draw:start-shape="id50" draw:start-glue-point="8" draw:end-shape="id51" draw:end-glue-point="4" svg:d="M64024 32432v1112h3859v1111" svg:viewBox="0 0 3860 2224">
          <text:p/>
        </draw:connector>
        <draw:custom-shape draw:style-name="gr33" draw:text-style-name="P13" xml:id="id52" draw:id="id52" draw:layer="layout" svg:width="7.503cm" svg:height="3.175cm" svg:x="78.67cm" svg:y="29.257cm">
          <text:p text:style-name="P1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82.432cm" svg:y1="27.717cm" svg:x2="82.422cm" svg:y2="29.257cm" draw:start-shape="id47" draw:start-glue-point="2" draw:end-shape="id52" draw:end-glue-point="4" svg:d="M82432 27717v770h-10v770" svg:viewBox="0 0 11 1541">
          <text:p/>
        </draw:connector>
        <draw:custom-shape draw:style-name="gr3" draw:text-style-name="P1" xml:id="id53" draw:id="id53" draw:layer="layout" svg:width="6.032cm" svg:height="2.54cm" svg:x="50.53cm" svg:y="25.13cm">
          <text:p text:style-name="P1">keyword</text:p>
          <text:p text:style-name="P1">statemen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3.546cm" svg:y1="25.13cm" svg:x2="81.168cm" svg:y2="23.225cm" draw:start-shape="id53" draw:start-glue-point="0" draw:end-shape="id1" draw:end-glue-point="2" svg:d="M53546 25130v-952h27622v-953" svg:viewBox="0 0 27623 1906">
          <text:p/>
        </draw:connector>
        <draw:custom-shape draw:style-name="gr3" draw:text-style-name="P1" xml:id="id54" draw:id="id54" draw:layer="layout" svg:width="6.032cm" svg:height="2.54cm" svg:x="53.705cm" svg:y="28.94cm">
          <text:p text:style-name="P1">if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3.546cm" svg:y1="27.67cm" svg:x2="56.721cm" svg:y2="28.94cm" draw:start-shape="id53" draw:start-glue-point="2" draw:end-shape="id54" draw:end-glue-point="0" svg:d="M53546 27670v635h3175v635" svg:viewBox="0 0 3176 1271">
          <text:p/>
        </draw:connector>
        <draw:custom-shape draw:style-name="gr33" draw:text-style-name="P13" xml:id="id55" draw:id="id55" draw:layer="layout" svg:width="7.503cm" svg:height="3.175cm" svg:x="52.97cm" svg:y="32.75cm">
          <text:p text:style-name="P1">evaluate</text:p>
          <text:p text:style-name="P1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6.721cm" svg:y1="31.48cm" svg:x2="56.722cm" svg:y2="32.75cm" draw:start-shape="id54" draw:start-glue-point="2" draw:end-shape="id55" draw:end-glue-point="4" svg:d="M56721 31480v635h1v635" svg:viewBox="0 0 2 1271">
          <text:p/>
        </draw:connector>
        <draw:custom-shape draw:style-name="gr35" draw:text-style-name="P8" xml:id="id56" draw:id="id56" draw:layer="layout" svg:width="6.25cm" svg:height="2.857cm" svg:x="50.195cm" svg:y="46.771cm">
          <text:p text:style-name="P1">conditional</text:p>
          <text:p text:style-name="P1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57" draw:id="id57" draw:layer="layout" svg:width="6.833cm" svg:height="3.175cm" svg:x="49.895cm" svg:y="50.581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3.32cm" svg:y1="49.628cm" svg:x2="53.312cm" svg:y2="50.581cm" draw:start-shape="id56" draw:start-glue-point="8" draw:end-shape="id57" draw:end-glue-point="4" svg:d="M53320 49628v476h-8v477" svg:viewBox="0 0 9 954">
          <text:p/>
        </draw:connector>
        <draw:custom-shape draw:style-name="gr37" draw:text-style-name="P11" xml:id="id58" draw:id="id58" draw:layer="layout" svg:width="6.65cm" svg:height="2.857cm" svg:x="53.405cm" svg:y="36.877cm">
          <text:p text:style-name="P1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56.722cm" svg:y1="35.925cm" svg:x2="56.73cm" svg:y2="36.877cm" draw:start-shape="id55" draw:start-glue-point="6" draw:end-shape="id58" draw:end-glue-point="4" svg:d="M56722 35925v476h8v476" svg:viewBox="0 0 9 953">
          <text:p/>
        </draw:connector>
        <draw:custom-shape draw:style-name="gr37" draw:text-style-name="P11" xml:id="id60" draw:id="id60" draw:layer="layout" svg:width="6.65cm" svg:height="2.857cm" svg:x="58.485cm" svg:y="46.72cm">
          <text:p text:style-name="P1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56.738cm" svg:y1="43.897cm" svg:x2="61.81cm" svg:y2="46.72cm" draw:start-shape="id59" draw:start-glue-point="2" draw:end-shape="id60" draw:end-glue-point="4" svg:d="M56738 43897v1411h5072v1412" svg:viewBox="0 0 5073 2824">
          <text:p text:style-name="P3">else or elif</text:p>
          <text:p text:style-name="P3">present</text:p>
        </draw:connector>
        <draw:connector draw:style-name="gr8" draw:text-style-name="P3" draw:layer="layout" svg:x1="56.738cm" svg:y1="43.897cm" svg:x2="53.32cm" svg:y2="46.771cm" draw:start-shape="id59" draw:start-glue-point="2" draw:end-shape="id56" draw:end-glue-point="4" svg:d="M56738 43897v1437h-3418v1437" svg:viewBox="0 0 3419 2875">
          <text:p text:style-name="P3">no</text:p>
          <text:p text:style-name="P3"/>
        </draw:connector>
        <draw:custom-shape draw:style-name="gr38" draw:text-style-name="P15" xml:id="id66" draw:id="id66" draw:layer="layout" svg:width="6.75cm" svg:height="3.175cm" svg:x="66.722cm" svg:y="61.107cm">
          <text:p text:style-name="P12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8" xml:id="id61" draw:id="id61" draw:layer="layout" svg:width="6.585cm" svg:height="2.857cm" svg:x="49.995cm" svg:y="54.392cm">
          <text:p text:style-name="P1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53.312cm" svg:y1="53.756cm" svg:x2="53.288cm" svg:y2="54.392cm" draw:start-shape="id57" draw:start-glue-point="6" draw:end-shape="id61" draw:end-glue-point="4" svg:d="M53312 53756v318h-24v318" svg:viewBox="0 0 25 637">
          <text:p/>
        </draw:connector>
        <draw:custom-shape draw:style-name="gr35" draw:text-style-name="P8" xml:id="id62" draw:id="id62" draw:layer="layout" svg:width="6.25cm" svg:height="2.857cm" svg:x="58.685cm" svg:y="50.212cm">
          <text:p text:style-name="P1">conditional</text:p>
          <text:p text:style-name="P1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63" draw:id="id63" draw:layer="layout" svg:width="7.102cm" svg:height="3.175cm" svg:x="58.25cm" svg:y="54.022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61.81cm" svg:y1="53.069cm" svg:x2="61.801cm" svg:y2="54.022cm" draw:start-shape="id62" draw:start-glue-point="8" draw:end-shape="id63" draw:end-glue-point="4" svg:d="M61810 53069v476h-9v477" svg:viewBox="0 0 10 954">
          <text:p/>
        </draw:connector>
        <draw:connector draw:style-name="gr7" draw:text-style-name="P3" draw:layer="layout" svg:x1="61.81cm" svg:y1="49.577cm" svg:x2="61.81cm" svg:y2="50.212cm" draw:start-shape="id60" draw:start-glue-point="8" draw:end-shape="id62" draw:end-glue-point="4" svg:d="M61810 49577v635" svg:viewBox="0 0 1 636">
          <text:p/>
        </draw:connector>
        <draw:custom-shape draw:style-name="gr35" draw:text-style-name="P8" xml:id="id64" draw:id="id64" draw:layer="layout" svg:width="6.25cm" svg:height="2.857cm" svg:x="58.685cm" svg:y="57.832cm">
          <text:p text:style-name="P1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61.801cm" svg:y1="57.197cm" svg:x2="61.81cm" svg:y2="57.832cm" draw:start-shape="id63" draw:start-glue-point="6" draw:end-shape="id64" draw:end-glue-point="4" svg:d="M61801 57197v317h9v318" svg:viewBox="0 0 10 636">
          <text:p/>
        </draw:connector>
        <draw:custom-shape draw:style-name="gr35" draw:text-style-name="P8" xml:id="id65" draw:id="id65" draw:layer="layout" svg:width="6.25cm" svg:height="2.857cm" svg:x="58.685cm" svg:y="61.324cm">
          <text:p text:style-name="P1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61.81cm" svg:y1="60.689cm" svg:x2="61.81cm" svg:y2="61.324cm" draw:start-shape="id64" draw:start-glue-point="8" draw:end-shape="id65" draw:end-glue-point="4" svg:d="M61810 60689v635" svg:viewBox="0 0 1 636">
          <text:p/>
        </draw:connector>
        <draw:connector draw:style-name="gr8" draw:text-style-name="P3" draw:layer="layout" svg:x1="64.935cm" svg:y1="62.752cm" svg:x2="66.722cm" svg:y2="62.695cm" draw:start-shape="id65" draw:start-glue-point="10" draw:end-shape="id66" draw:end-glue-point="5" svg:d="M64935 62752h894v-57h893" svg:viewBox="0 0 1788 58">
          <text:p text:style-name="P3">elif</text:p>
          <text:p text:style-name="P3"/>
        </draw:connector>
        <draw:custom-shape draw:style-name="gr3" draw:text-style-name="P1" xml:id="id59" draw:id="id59" draw:layer="layout" svg:width="6.032cm" svg:height="2.54cm" svg:x="53.722cm" svg:y="41.357cm">
          <text:p text:style-name="P1">generate</text:p>
          <draw:enhanced-geometry svg:viewBox="0 0 21600 21600" draw:type="rectangle" draw:enhanced-path="M 0 0 L 21600 0 21600 21600 0 21600 0 0 Z N"/>
        </draw:custom-shape>
        <draw:connector draw:style-name="gr41" draw:text-style-name="P10" draw:layer="layout" svg:x1="70.097cm" svg:y1="61.107cm" svg:x2="59.754cm" svg:y2="42.627cm" draw:start-shape="id66" draw:start-glue-point="4" draw:end-shape="id59" draw:end-glue-point="1" svg:d="M70097 61107v-18480h-10343" svg:viewBox="0 0 10344 18481">
          <text:p/>
        </draw:connector>
        <draw:connector draw:style-name="gr7" draw:text-style-name="P3" draw:layer="layout" svg:x1="56.73cm" svg:y1="39.734cm" svg:x2="56.738cm" svg:y2="41.357cm" draw:start-shape="id58" draw:start-glue-point="8" draw:end-shape="id59" draw:end-glue-point="0" svg:d="M56730 39734v812h8v811" svg:viewBox="0 0 9 1624">
          <text:p/>
        </draw:connector>
        <draw:custom-shape draw:style-name="gr42" draw:text-style-name="P15" xml:id="id67" draw:id="id67" draw:layer="layout" svg:width="7.102cm" svg:height="3.175cm" svg:x="58.25cm" svg:y="64.917cm">
          <text:p text:style-name="P12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61.81cm" svg:y1="64.181cm" svg:x2="61.801cm" svg:y2="64.917cm" draw:start-shape="id65" draw:start-glue-point="8" draw:end-shape="id67" draw:end-glue-point="4" svg:d="M61810 64181v368h-9v368" svg:viewBox="0 0 10 737">
          <text:p/>
        </draw:connector>
        <draw:custom-shape draw:style-name="gr39" draw:text-style-name="P8" xml:id="id68" draw:id="id68" draw:layer="layout" svg:width="6.585cm" svg:height="2.857cm" svg:x="58.55cm" svg:y="68.945cm">
          <text:p text:style-name="P1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61.801cm" svg:y1="68.092cm" svg:x2="61.843cm" svg:y2="68.945cm" draw:start-shape="id67" draw:start-glue-point="6" draw:end-shape="id68" draw:end-glue-point="4" svg:d="M61801 68092v426h42v427" svg:viewBox="0 0 43 854">
          <text:p/>
        </draw:connector>
        <draw:custom-shape draw:style-name="gr3" draw:text-style-name="P1" xml:id="id69" draw:id="id69" draw:layer="layout" svg:width="6.032cm" svg:height="2.54cm" svg:x="40.37cm" svg:y="28.94cm">
          <text:p text:style-name="P1">retur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3.386cm" svg:y1="28.94cm" svg:x2="53.546cm" svg:y2="27.67cm" draw:start-shape="id69" draw:start-glue-point="0" draw:end-shape="id53" draw:end-glue-point="2" svg:d="M43386 28940v-635h10160v-635" svg:viewBox="0 0 10161 1271">
          <text:p/>
        </draw:connector>
        <draw:custom-shape draw:style-name="gr37" draw:text-style-name="P11" xml:id="id70" draw:id="id70" draw:layer="layout" svg:width="6.65cm" svg:height="2.857cm" svg:x="40.07cm" svg:y="32.432cm">
          <text:p text:style-name="P1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xml:id="id71" draw:id="id71" draw:layer="layout" svg:width="7.738cm" svg:height="3.175cm" svg:x="39.517cm" svg:y="36.125cm">
          <text:p text:style-name="P1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43.386cm" svg:y1="31.48cm" svg:x2="43.395cm" svg:y2="32.432cm" draw:start-shape="id69" draw:start-glue-point="2" draw:end-shape="id70" draw:end-glue-point="4" svg:d="M43386 31480v476h9v476" svg:viewBox="0 0 10 953">
          <text:p/>
        </draw:connector>
        <draw:connector draw:style-name="gr7" draw:text-style-name="P3" draw:layer="layout" svg:x1="43.395cm" svg:y1="35.289cm" svg:x2="43.386cm" svg:y2="36.125cm" draw:start-shape="id70" draw:start-glue-point="8" draw:end-shape="id71" draw:end-glue-point="4" svg:d="M43395 35289v418h-9v418" svg:viewBox="0 0 10 837">
          <text:p/>
        </draw:connector>
        <draw:custom-shape draw:style-name="gr35" draw:text-style-name="P8" xml:id="id72" draw:id="id72" draw:layer="layout" svg:width="6.25cm" svg:height="2.857cm" svg:x="40.27cm" svg:y="40.053cm">
          <text:p text:style-name="P1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43.386cm" svg:y1="39.3cm" svg:x2="43.395cm" svg:y2="40.053cm" draw:start-shape="id71" draw:start-glue-point="6" draw:end-shape="id72" draw:end-glue-point="4" svg:d="M43386 39300v376h9v377" svg:viewBox="0 0 10 754">
          <text:p/>
        </draw:connector>
        <draw:custom-shape draw:style-name="gr3" draw:text-style-name="P1" xml:id="id73" draw:id="id73" draw:layer="layout" svg:width="6.032cm" svg:height="2.54cm" svg:x="31.163cm" svg:y="28.94cm">
          <text:p text:style-name="P1">whil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34.179cm" svg:y1="28.94cm" svg:x2="53.546cm" svg:y2="27.67cm" draw:start-shape="id73" draw:start-glue-point="0" draw:end-shape="id53" draw:end-glue-point="2" svg:d="M34179 28940v-635h19367v-635" svg:viewBox="0 0 19368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4cm" fo:page-height="20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8T09:14:07.260996045</dc:date>
    <meta:editing-duration>PT4H4M18S</meta:editing-duration>
    <meta:editing-cycles>272</meta:editing-cycles>
    <meta:document-statistic meta:object-count="158"/>
  </office:meta>
</office:document-meta>
</file>